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D000002E5B01AFADEBF23643B.png" manifest:media-type="image/png"/>
  <manifest:file-entry manifest:full-path="Pictures/1000020100000287000002E51FA3733A98DAF2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77ff" officeooo:paragraph-rsid="001577ff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5.629cm, 9.67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12.261cm, 11.55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</text:p>
      <text:p text:style-name="P1">a)</text:p>
      <text:p text:style-name="P1"><draw:frame draw:style-name="fr1" draw:name="Imagen1" text:anchor-type="paragraph" svg:width="11.411cm" svg:height="9.86cm" draw:z-index="0"><draw:image xlink:href="Pictures/1000020100000287000002E51FA3733A98DAF206.png" xlink:type="simple" xlink:show="embed" xlink:actuate="onLoad" loext:mime-type="image/x-vclgraphic"/></draw:frame></text:p>
      <text:p text:style-name="P1">b)</text:p>
      <text:p text:style-name="P1"><draw:frame draw:style-name="fr2" draw:name="Imagen2" text:anchor-type="paragraph" svg:width="10.908cm" svg:height="4.002cm" draw:z-index="1"><draw:image xlink:href="Pictures/100002010000050D000002E5B01AFADEBF23643B.png" xlink:type="simple" xlink:show="embed" xlink:actuate="onLoad" loext:mime-type="image/x-vclgraphic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15:24.087630592</meta:creation-date>
    <dc:date>2020-03-06T16:29:12.083582431</dc:date>
    <meta:editing-duration>PT3M37S</meta:editing-duration>
    <meta:editing-cycles>1</meta:editing-cycles>
    <meta:document-statistic meta:table-count="0" meta:image-count="2" meta:object-count="0" meta:page-count="1" meta:paragraph-count="3" meta:word-count="3" meta:character-count="6" meta:non-whitespace-character-count="6"/>
    <meta:generator>LibreOffice/6.0.7.3$Linux_X86_64 LibreOffice_project/00m0$Build-3</meta:generator>
  </office:meta>
</office:document-meta>
</file>